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6.88mm"/>
    </style:style>
    <style:style style:name="co15" style:family="table-column">
      <style:table-column-properties fo:break-before="auto" style:column-width="7.16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l_t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" table:visibility="collapse" table:default-cell-style-name="Default"/>
        <table:table-column table:style-name="co11" table:visibility="collapse" table:default-cell-style-name="Default"/>
        <table:table-column table:style-name="co10" table:visibility="collapse" table:default-cell-style-name="Default"/>
        <table:table-column table:style-name="co1" table:visibility="collapse" table:default-cell-style-name="Default"/>
        <table:table-column table:style-name="co11" table:visibility="collapse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odel_type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<text:s/>D1_size</text:p>
          </table:table-cell>
          <table:table-cell office:value-type="string" calcext:value-type="string">
            <text:p><text:s/>D2_size</text:p>
          </table:table-cell>
          <table:table-cell office:value-type="string" calcext:value-type="string">
            <text:p><text:s/>D1_zeros</text:p>
          </table:table-cell>
          <table:table-cell office:value-type="string" calcext:value-type="string">
            <text:p><text:s/>D2_zeros</text:p>
          </table:table-cell>
          <table:table-cell office:value-type="string" calcext:value-type="string">
            <text:p><text:s/>D1_pred_zeros</text:p>
          </table:table-cell>
          <table:table-cell office:value-type="string" calcext:value-type="string">
            <text:p><text:s/>D2_pred_zeros</text:p>
          </table:table-cell>
          <table:table-cell office:value-type="string" calcext:value-type="string">
            <text:p><text:s/>M1_acc</text:p>
          </table:table-cell>
          <table:table-cell office:value-type="string" calcext:value-type="string">
            <text:p><text:s/>M1_test_acc</text:p>
          </table:table-cell>
          <table:table-cell office:value-type="string" calcext:value-type="string">
            <text:p><text:s/>M2_acc</text:p>
          </table:table-cell>
          <table:table-cell office:value-type="string" calcext:value-type="string">
            <text:p><text:s/>M2_test_acc</text:p>
          </table:table-cell>
          <table:table-cell office:value-type="string" calcext:value-type="string">
            <text:p><text:s/>M1_acc_on_D2</text:p>
          </table:table-cell>
          <table:table-cell office:value-type="string" calcext:value-type="string">
            <text:p><text:s/>M1_acc_on_D2_test</text:p>
          </table:table-cell>
          <table:table-cell office:value-type="string" calcext:value-type="string">
            <text:p><text:s/>M2_acc_on_D1</text:p>
          </table:table-cell>
          <table:table-cell office:value-type="string" calcext:value-type="string">
            <text:p><text:s/>M2_acc_on_D1_test</text:p>
          </table:table-cell>
          <table:table-cell office:value-type="string" calcext:value-type="string">
            <text:p><text:s/>D1_rec</text:p>
          </table:table-cell>
          <table:table-cell office:value-type="string" calcext:value-type="string">
            <text:p><text:s/>D1_norec</text:p>
          </table:table-cell>
          <table:table-cell office:value-type="string" calcext:value-type="string">
            <text:p><text:s/>cf1_inv_by_M2</text:p>
          </table:table-cell>
          <table:table-cell office:value-type="string" calcext:value-type="string">
            <text:p><text:s/>D2_rec</text:p>
          </table:table-cell>
          <table:table-cell office:value-type="string" calcext:value-type="string">
            <text:p><text:s/>D2_norec</text:p>
          </table:table-cell>
          <table:table-cell office:value-type="string" calcext:value-type="string">
            <text:p><text:s/>cf2_inv_by_M1</text:p>
          </table:table-cell>
          <table:table-cell office:value-type="string" calcext:value-type="string">
            <text:p><text:s/>M1_crossacc</text:p>
          </table:table-cell>
          <table:table-cell office:value-type="string" calcext:value-type="string">
            <text:p><text:s/>M2_crossacc</text:p>
          </table:table-cell>
          <table:table-cell office:value-type="string" calcext:value-type="string">
            <text:p><text:s/>com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LogisticRegression</text:p>
          </table:table-cell>
          <table:table-cell office:value-type="string" calcext:value-type="string">
            <text:p><text:s/>ActionableRecourse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601" calcext:value-type="float">
            <text:p>5601</text:p>
          </table:table-cell>
          <table:table-cell office:value-type="float" office:value="5748" calcext:value-type="float">
            <text:p>5748</text:p>
          </table:table-cell>
          <table:table-cell office:value-type="float" office:value="0.940202501488982" calcext:value-type="float">
            <text:p>0.9402025015</text:p>
          </table:table-cell>
          <table:table-cell office:value-type="float" office:value="0.946351931330472" calcext:value-type="float">
            <text:p>0.9463519313</text:p>
          </table:table-cell>
          <table:table-cell office:value-type="float" office:value="0.954857475276324" calcext:value-type="float">
            <text:p>0.9548574753</text:p>
          </table:table-cell>
          <table:table-cell office:value-type="float" office:value="0.947589098532495" calcext:value-type="float">
            <text:p>0.9475890985</text:p>
          </table:table-cell>
          <table:table-cell office:value-type="float" office:value="0.943804537521815" calcext:value-type="float">
            <text:p>0.9438045375</text:p>
          </table:table-cell>
          <table:table-cell office:value-type="float" office:value="0.941299790356394" calcext:value-type="float">
            <text:p>0.9412997904</text:p>
          </table:table-cell>
          <table:table-cell office:value-type="float" office:value="0.941870160810006" calcext:value-type="float">
            <text:p>0.9418701608</text:p>
          </table:table-cell>
          <table:table-cell office:value-type="float" office:value="0.949570815450644" calcext:value-type="float">
            <text:p>0.9495708155</text:p>
          </table:table-cell>
          <table:table-cell office:value-type="float" office:value="5592" calcext:value-type="float">
            <text:p>5592</text:p>
          </table:table-cell>
          <table:table-cell office:value-type="float" office:value="9" calcext:value-type="float">
            <text:p>9</text:p>
          </table:table-cell>
          <table:table-cell office:value-type="float" office:value="96.6022889842632" calcext:value-type="float">
            <text:p>96.6022889843</text:p>
          </table:table-cell>
          <table:table-cell office:value-type="float" office:value="5748" calcext:value-type="float">
            <text:p>5748</text:p>
          </table:table-cell>
          <table:table-cell office:value-type="float" office:value="0" calcext:value-type="float">
            <text:p>0</text:p>
          </table:table-cell>
          <table:table-cell office:value-type="float" office:value="3.72303409881698" calcext:value-type="float">
            <text:p>3.7230340988</text:p>
          </table:table-cell>
          <table:table-cell office:value-type="float" office:value="0.939011826425896" calcext:value-type="float">
            <text:p>0.9390118264</text:p>
          </table:table-cell>
          <table:table-cell office:value-type="float" office:value="0.954043777242332" calcext:value-type="float">
            <text:p>0.9540437772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2]" office:value-type="float" office:value="94.3804537521815" calcext:value-type="float">
            <text:p>94.3804537522</text:p>
          </table:table-cell>
          <table:table-cell table:formula="of:=100*[.P2]" office:value-type="float" office:value="94.1870160810006" calcext:value-type="float">
            <text:p>94.187016081</text:p>
          </table:table-cell>
          <table:table-cell table:formula="of:=ROUND([.AF2])" office:value-type="float" office:value="94" calcext:value-type="float">
            <text:p>94</text:p>
          </table:table-cell>
          <table:table-cell table:formula="of:=ROUND([.AG2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LogisticRegression</text:p>
          </table:table-cell>
          <table:table-cell office:value-type="string" calcext:value-type="string">
            <text:p><text:s/>Counterfactuals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601" calcext:value-type="float">
            <text:p>5601</text:p>
          </table:table-cell>
          <table:table-cell office:value-type="float" office:value="5748" calcext:value-type="float">
            <text:p>5748</text:p>
          </table:table-cell>
          <table:table-cell office:value-type="float" office:value="0.940202501488982" calcext:value-type="float">
            <text:p>0.9402025015</text:p>
          </table:table-cell>
          <table:table-cell office:value-type="float" office:value="0.946351931330472" calcext:value-type="float">
            <text:p>0.9463519313</text:p>
          </table:table-cell>
          <table:table-cell office:value-type="float" office:value="0.954857475276324" calcext:value-type="float">
            <text:p>0.9548574753</text:p>
          </table:table-cell>
          <table:table-cell office:value-type="float" office:value="0.947589098532495" calcext:value-type="float">
            <text:p>0.9475890985</text:p>
          </table:table-cell>
          <table:table-cell office:value-type="float" office:value="0.943804537521815" calcext:value-type="float">
            <text:p>0.9438045375</text:p>
          </table:table-cell>
          <table:table-cell office:value-type="float" office:value="0.941299790356394" calcext:value-type="float">
            <text:p>0.9412997904</text:p>
          </table:table-cell>
          <table:table-cell office:value-type="float" office:value="0.941870160810006" calcext:value-type="float">
            <text:p>0.9418701608</text:p>
          </table:table-cell>
          <table:table-cell office:value-type="float" office:value="0.949570815450644" calcext:value-type="float">
            <text:p>0.9495708155</text:p>
          </table:table-cell>
          <table:table-cell office:value-type="float" office:value="5601" calcext:value-type="float">
            <text:p>5601</text:p>
          </table:table-cell>
          <table:table-cell office:value-type="float" office:value="0" calcext:value-type="float">
            <text:p>0</text:p>
          </table:table-cell>
          <table:table-cell office:value-type="float" office:value="98.2860203535083" calcext:value-type="float">
            <text:p>98.2860203535</text:p>
          </table:table-cell>
          <table:table-cell office:value-type="float" office:value="5748" calcext:value-type="float">
            <text:p>5748</text:p>
          </table:table-cell>
          <table:table-cell office:value-type="float" office:value="0" calcext:value-type="float">
            <text:p>0</text:p>
          </table:table-cell>
          <table:table-cell office:value-type="float" office:value="4.1579679888657" calcext:value-type="float">
            <text:p>4.1579679889</text:p>
          </table:table-cell>
          <table:table-cell office:value-type="float" office:value="0.939011826425896" calcext:value-type="float">
            <text:p>0.9390118264</text:p>
          </table:table-cell>
          <table:table-cell office:value-type="float" office:value="0.954043777242332" calcext:value-type="float">
            <text:p>0.9540437772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3]" office:value-type="float" office:value="94.3804537521815" calcext:value-type="float">
            <text:p>94.3804537522</text:p>
          </table:table-cell>
          <table:table-cell table:formula="of:=100*[.P3]" office:value-type="float" office:value="94.1870160810006" calcext:value-type="float">
            <text:p>94.187016081</text:p>
          </table:table-cell>
          <table:table-cell table:formula="of:=ROUND([.AF3])" office:value-type="float" office:value="94" calcext:value-type="float">
            <text:p>94</text:p>
          </table:table-cell>
          <table:table-cell table:formula="of:=ROUND([.AG3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RandomForestClassifier</text:p>
          </table:table-cell>
          <table:table-cell office:value-type="string" calcext:value-type="string">
            <text:p><text:s/>ActionableRecourse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204" calcext:value-type="float">
            <text:p>5204</text:p>
          </table:table-cell>
          <table:table-cell office:value-type="float" office:value="5430" calcext:value-type="float">
            <text:p>5430</text:p>
          </table:table-cell>
          <table:table-cell office:value-type="float" office:value="0.999404407385348" calcext:value-type="float">
            <text:p>0.9994044074</text:p>
          </table:table-cell>
          <table:table-cell office:value-type="float" office:value="0.993562231759657" calcext:value-type="float">
            <text:p>0.9935622318</text:p>
          </table:table-cell>
          <table:table-cell office:value-type="float" office:value="0.999534613147179" calcext:value-type="float">
            <text:p>0.9995346131</text:p>
          </table:table-cell>
          <table:table-cell office:value-type="float" office:value="0.991614255765199" calcext:value-type="float">
            <text:p>0.9916142558</text:p>
          </table:table-cell>
          <table:table-cell office:value-type="float" office:value="0.994066317626527" calcext:value-type="float">
            <text:p>0.9940663176</text:p>
          </table:table-cell>
          <table:table-cell office:value-type="float" office:value="0.992662473794549" calcext:value-type="float">
            <text:p>0.9926624738</text:p>
          </table:table-cell>
          <table:table-cell office:value-type="float" office:value="0.980226325193568" calcext:value-type="float">
            <text:p>0.9802263252</text:p>
          </table:table-cell>
          <table:table-cell office:value-type="float" office:value="0.975321888412017" calcext:value-type="float">
            <text:p>0.9753218884</text:p>
          </table:table-cell>
          <table:table-cell office:value-type="float" office:value="4435" calcext:value-type="float">
            <text:p>4435</text:p>
          </table:table-cell>
          <table:table-cell office:value-type="float" office:value="769" calcext:value-type="float">
            <text:p>769</text:p>
          </table:table-cell>
          <table:table-cell office:value-type="float" office:value="0.0450958286358549" calcext:value-type="float">
            <text:p>0.0450958286</text:p>
          </table:table-cell>
          <table:table-cell office:value-type="float" office:value="1426" calcext:value-type="float">
            <text:p>1426</text:p>
          </table:table-cell>
          <table:table-cell office:value-type="float" office:value="4004" calcext:value-type="float">
            <text:p>4004</text:p>
          </table:table-cell>
          <table:table-cell office:value-type="float" office:value="0.490883590462832" calcext:value-type="float">
            <text:p>0.4908835905</text:p>
          </table:table-cell>
          <table:table-cell office:value-type="float" office:value="0.994758780094913" calcext:value-type="float">
            <text:p>0.9947587801</text:p>
          </table:table-cell>
          <table:table-cell office:value-type="float" office:value="0.995113436391694" calcext:value-type="float">
            <text:p>0.9951134364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4]" office:value-type="float" office:value="99.4066317626527" calcext:value-type="float">
            <text:p>99.4066317627</text:p>
          </table:table-cell>
          <table:table-cell table:formula="of:=100*[.P4]" office:value-type="float" office:value="98.0226325193568" calcext:value-type="float">
            <text:p>98.0226325194</text:p>
          </table:table-cell>
          <table:table-cell table:formula="of:=ROUND([.AF4])" office:value-type="float" office:value="99" calcext:value-type="float">
            <text:p>99</text:p>
          </table:table-cell>
          <table:table-cell table:formula="of:=ROUND([.AG4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RandomForestClassifier</text:p>
          </table:table-cell>
          <table:table-cell office:value-type="string" calcext:value-type="string">
            <text:p><text:s/>Counterfactuals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204" calcext:value-type="float">
            <text:p>5204</text:p>
          </table:table-cell>
          <table:table-cell office:value-type="float" office:value="5430" calcext:value-type="float">
            <text:p>5430</text:p>
          </table:table-cell>
          <table:table-cell office:value-type="float" office:value="0.999404407385348" calcext:value-type="float">
            <text:p>0.9994044074</text:p>
          </table:table-cell>
          <table:table-cell office:value-type="float" office:value="0.993562231759657" calcext:value-type="float">
            <text:p>0.9935622318</text:p>
          </table:table-cell>
          <table:table-cell office:value-type="float" office:value="0.999534613147179" calcext:value-type="float">
            <text:p>0.9995346131</text:p>
          </table:table-cell>
          <table:table-cell office:value-type="float" office:value="0.991614255765199" calcext:value-type="float">
            <text:p>0.9916142558</text:p>
          </table:table-cell>
          <table:table-cell office:value-type="float" office:value="0.994066317626527" calcext:value-type="float">
            <text:p>0.9940663176</text:p>
          </table:table-cell>
          <table:table-cell office:value-type="float" office:value="0.992662473794549" calcext:value-type="float">
            <text:p>0.9926624738</text:p>
          </table:table-cell>
          <table:table-cell office:value-type="float" office:value="0.980226325193568" calcext:value-type="float">
            <text:p>0.9802263252</text:p>
          </table:table-cell>
          <table:table-cell office:value-type="float" office:value="0.975321888412017" calcext:value-type="float">
            <text:p>0.9753218884</text:p>
          </table:table-cell>
          <table:table-cell office:value-type="float" office:value="5196" calcext:value-type="float">
            <text:p>5196</text:p>
          </table:table-cell>
          <table:table-cell office:value-type="float" office:value="8" calcext:value-type="float">
            <text:p>8</text:p>
          </table:table-cell>
          <table:table-cell office:value-type="float" office:value="0.712086220169361" calcext:value-type="float">
            <text:p>0.7120862202</text:p>
          </table:table-cell>
          <table:table-cell office:value-type="float" office:value="5424" calcext:value-type="float">
            <text:p>5424</text:p>
          </table:table-cell>
          <table:table-cell office:value-type="float" office:value="6" calcext:value-type="float">
            <text:p>6</text:p>
          </table:table-cell>
          <table:table-cell office:value-type="float" office:value="0.645280235988199" calcext:value-type="float">
            <text:p>0.645280236</text:p>
          </table:table-cell>
          <table:table-cell office:value-type="float" office:value="0.994758780094913" calcext:value-type="float">
            <text:p>0.9947587801</text:p>
          </table:table-cell>
          <table:table-cell office:value-type="float" office:value="0.995113436391694" calcext:value-type="float">
            <text:p>0.9951134364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5]" office:value-type="float" office:value="99.4066317626527" calcext:value-type="float">
            <text:p>99.4066317627</text:p>
          </table:table-cell>
          <table:table-cell table:formula="of:=100*[.P5]" office:value-type="float" office:value="98.0226325193568" calcext:value-type="float">
            <text:p>98.0226325194</text:p>
          </table:table-cell>
          <table:table-cell table:formula="of:=ROUND([.AF5])" office:value-type="float" office:value="99" calcext:value-type="float">
            <text:p>99</text:p>
          </table:table-cell>
          <table:table-cell table:formula="of:=ROUND([.AG5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XGBClassifier</text:p>
          </table:table-cell>
          <table:table-cell office:value-type="string" calcext:value-type="string">
            <text:p><text:s/>ActionableRecourse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1" calcext:value-type="float">
            <text:p>1</text:p>
          </table:table-cell>
          <table:table-cell office:value-type="float" office:value="0.99892703862661" calcext:value-type="float">
            <text:p>0.9989270386</text:p>
          </table:table-cell>
          <table:table-cell office:value-type="float" office:value="1" calcext:value-type="float">
            <text:p>1</text:p>
          </table:table-cell>
          <table:table-cell office:value-type="float" office:value="0.996855345911949" calcext:value-type="float">
            <text:p>0.9968553459</text:p>
          </table:table-cell>
          <table:table-cell office:value-type="float" office:value="0.994648051192554" calcext:value-type="float">
            <text:p>0.9946480512</text:p>
          </table:table-cell>
          <table:table-cell office:value-type="float" office:value="0.992662473794549" calcext:value-type="float">
            <text:p>0.9926624738</text:p>
          </table:table-cell>
          <table:table-cell office:value-type="float" office:value="0.961286480047647" calcext:value-type="float">
            <text:p>0.96128648</text:p>
          </table:table-cell>
          <table:table-cell office:value-type="float" office:value="0.96244635193133" calcext:value-type="float">
            <text:p>0.9624463519</text:p>
          </table:table-cell>
          <table:table-cell office:value-type="float" office:value="1459" calcext:value-type="float">
            <text:p>1459</text:p>
          </table:table-cell>
          <table:table-cell office:value-type="float" office:value="3744" calcext:value-type="float">
            <text:p>3744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4063" calcext:value-type="float">
            <text:p>4063</text:p>
          </table:table-cell>
          <table:table-cell office:value-type="float" office:value="0" calcext:value-type="float">
            <text:p>0</text:p>
          </table:table-cell>
          <table:table-cell office:value-type="float" office:value="0.997379106769061" calcext:value-type="float">
            <text:p>0.9973791068</text:p>
          </table:table-cell>
          <table:table-cell office:value-type="float" office:value="0.997440236077646" calcext:value-type="float">
            <text:p>0.9974402361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6]" office:value-type="float" office:value="99.4648051192554" calcext:value-type="float">
            <text:p>99.4648051193</text:p>
          </table:table-cell>
          <table:table-cell table:formula="of:=100*[.P6]" office:value-type="float" office:value="96.1286480047647" calcext:value-type="float">
            <text:p>96.1286480048</text:p>
          </table:table-cell>
          <table:table-cell table:formula="of:=ROUND([.AF6])" office:value-type="float" office:value="99" calcext:value-type="float">
            <text:p>99</text:p>
          </table:table-cell>
          <table:table-cell table:formula="of:=ROUND([.AG6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XGBClassifier</text:p>
          </table:table-cell>
          <table:table-cell office:value-type="string" calcext:value-type="string">
            <text:p><text:s/>Counterfactuals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1" calcext:value-type="float">
            <text:p>1</text:p>
          </table:table-cell>
          <table:table-cell office:value-type="float" office:value="0.99892703862661" calcext:value-type="float">
            <text:p>0.9989270386</text:p>
          </table:table-cell>
          <table:table-cell office:value-type="float" office:value="1" calcext:value-type="float">
            <text:p>1</text:p>
          </table:table-cell>
          <table:table-cell office:value-type="float" office:value="0.996855345911949" calcext:value-type="float">
            <text:p>0.9968553459</text:p>
          </table:table-cell>
          <table:table-cell office:value-type="float" office:value="0.994648051192554" calcext:value-type="float">
            <text:p>0.9946480512</text:p>
          </table:table-cell>
          <table:table-cell office:value-type="float" office:value="0.992662473794549" calcext:value-type="float">
            <text:p>0.9926624738</text:p>
          </table:table-cell>
          <table:table-cell office:value-type="float" office:value="0.961286480047647" calcext:value-type="float">
            <text:p>0.96128648</text:p>
          </table:table-cell>
          <table:table-cell office:value-type="float" office:value="0.96244635193133" calcext:value-type="float">
            <text:p>0.9624463519</text:p>
          </table:table-cell>
          <table:table-cell office:value-type="float" office:value="5187" calcext:value-type="float">
            <text:p>5187</text:p>
          </table:table-cell>
          <table:table-cell office:value-type="float" office:value="16" calcext:value-type="float">
            <text:p>16</text:p>
          </table:table-cell>
          <table:table-cell office:value-type="float" office:value="0.4626951995373" calcext:value-type="float">
            <text:p>0.4626951995</text:p>
          </table:table-cell>
          <table:table-cell office:value-type="float" office:value="5415" calcext:value-type="float">
            <text:p>54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7379106769061" calcext:value-type="float">
            <text:p>0.9973791068</text:p>
          </table:table-cell>
          <table:table-cell office:value-type="float" office:value="0.997440236077646" calcext:value-type="float">
            <text:p>0.9974402361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7]" office:value-type="float" office:value="99.4648051192554" calcext:value-type="float">
            <text:p>99.4648051193</text:p>
          </table:table-cell>
          <table:table-cell table:formula="of:=100*[.P7]" office:value-type="float" office:value="96.1286480047647" calcext:value-type="float">
            <text:p>96.1286480048</text:p>
          </table:table-cell>
          <table:table-cell table:formula="of:=ROUND([.AF7])" office:value-type="float" office:value="99" calcext:value-type="float">
            <text:p>99</text:p>
          </table:table-cell>
          <table:table-cell table:formula="of:=ROUND([.AG7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LinearSVC</text:p>
          </table:table-cell>
          <table:table-cell office:value-type="string" calcext:value-type="string">
            <text:p><text:s/>ActionableRecourse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6108" calcext:value-type="float">
            <text:p>6108</text:p>
          </table:table-cell>
          <table:table-cell office:value-type="float" office:value="3662" calcext:value-type="float">
            <text:p>3662</text:p>
          </table:table-cell>
          <table:table-cell office:value-type="float" office:value="0.878379988088148" calcext:value-type="float">
            <text:p>0.8783799881</text:p>
          </table:table-cell>
          <table:table-cell office:value-type="float" office:value="0.873390557939914" calcext:value-type="float">
            <text:p>0.8733905579</text:p>
          </table:table-cell>
          <table:table-cell office:value-type="float" office:value="0.785456660849331" calcext:value-type="float">
            <text:p>0.7854566608</text:p>
          </table:table-cell>
          <table:table-cell office:value-type="float" office:value="0.806079664570231" calcext:value-type="float">
            <text:p>0.8060796646</text:p>
          </table:table-cell>
          <table:table-cell office:value-type="float" office:value="0.867364746945899" calcext:value-type="float">
            <text:p>0.8673647469</text:p>
          </table:table-cell>
          <table:table-cell office:value-type="float" office:value="0.860587002096436" calcext:value-type="float">
            <text:p>0.8605870021</text:p>
          </table:table-cell>
          <table:table-cell office:value-type="float" office:value="0.884693269803454" calcext:value-type="float">
            <text:p>0.8846932698</text:p>
          </table:table-cell>
          <table:table-cell office:value-type="float" office:value="0.905579399141631" calcext:value-type="float">
            <text:p>0.9055793991</text:p>
          </table:table-cell>
          <table:table-cell office:value-type="float" office:value="6108" calcext:value-type="float">
            <text:p>6108</text:p>
          </table:table-cell>
          <table:table-cell office:value-type="float" office:value="0" calcext:value-type="float">
            <text:p>0</text:p>
          </table:table-cell>
          <table:table-cell office:value-type="float" office:value="3.04518664047151" calcext:value-type="float">
            <text:p>3.0451866405</text:p>
          </table:table-cell>
          <table:table-cell office:value-type="float" office:value="1321" calcext:value-type="float">
            <text:p>1321</text:p>
          </table:table-cell>
          <table:table-cell office:value-type="float" office:value="2341" calcext:value-type="float">
            <text:p>2341</text:p>
          </table:table-cell>
          <table:table-cell office:value-type="float" office:value="100" calcext:value-type="float">
            <text:p>100</text:p>
          </table:table-cell>
          <table:table-cell office:value-type="float" office:value="0.806789421200319" calcext:value-type="float">
            <text:p>0.8067894212</text:p>
          </table:table-cell>
          <table:table-cell office:value-type="float" office:value="0.788971356634269" calcext:value-type="float">
            <text:p>0.7889713566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8]" office:value-type="float" office:value="86.7364746945899" calcext:value-type="float">
            <text:p>86.7364746946</text:p>
          </table:table-cell>
          <table:table-cell table:formula="of:=100*[.P8]" office:value-type="float" office:value="88.4693269803454" calcext:value-type="float">
            <text:p>88.4693269803</text:p>
          </table:table-cell>
          <table:table-cell table:formula="of:=ROUND([.AF8])" office:value-type="float" office:value="87" calcext:value-type="float">
            <text:p>87</text:p>
          </table:table-cell>
          <table:table-cell table:formula="of:=ROUND([.AG8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LinearSVC</text:p>
          </table:table-cell>
          <table:table-cell office:value-type="string" calcext:value-type="string">
            <text:p><text:s/>Counterfactuals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6108" calcext:value-type="float">
            <text:p>6108</text:p>
          </table:table-cell>
          <table:table-cell office:value-type="float" office:value="3662" calcext:value-type="float">
            <text:p>3662</text:p>
          </table:table-cell>
          <table:table-cell office:value-type="float" office:value="0.878379988088148" calcext:value-type="float">
            <text:p>0.8783799881</text:p>
          </table:table-cell>
          <table:table-cell office:value-type="float" office:value="0.873390557939914" calcext:value-type="float">
            <text:p>0.8733905579</text:p>
          </table:table-cell>
          <table:table-cell office:value-type="float" office:value="0.785456660849331" calcext:value-type="float">
            <text:p>0.7854566608</text:p>
          </table:table-cell>
          <table:table-cell office:value-type="float" office:value="0.806079664570231" calcext:value-type="float">
            <text:p>0.8060796646</text:p>
          </table:table-cell>
          <table:table-cell office:value-type="float" office:value="0.867364746945899" calcext:value-type="float">
            <text:p>0.8673647469</text:p>
          </table:table-cell>
          <table:table-cell office:value-type="float" office:value="0.860587002096436" calcext:value-type="float">
            <text:p>0.8605870021</text:p>
          </table:table-cell>
          <table:table-cell office:value-type="float" office:value="0.884693269803454" calcext:value-type="float">
            <text:p>0.8846932698</text:p>
          </table:table-cell>
          <table:table-cell office:value-type="float" office:value="0.905579399141631" calcext:value-type="float">
            <text:p>0.9055793991</text:p>
          </table:table-cell>
          <table:table-cell office:value-type="float" office:value="6108" calcext:value-type="float">
            <text:p>6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662" calcext:value-type="float">
            <text:p>36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06789421200319" calcext:value-type="float">
            <text:p>0.8067894212</text:p>
          </table:table-cell>
          <table:table-cell office:value-type="float" office:value="0.788971356634269" calcext:value-type="float">
            <text:p>0.7889713566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9]" office:value-type="float" office:value="86.7364746945899" calcext:value-type="float">
            <text:p>86.7364746946</text:p>
          </table:table-cell>
          <table:table-cell table:formula="of:=100*[.P9]" office:value-type="float" office:value="88.4693269803454" calcext:value-type="float">
            <text:p>88.4693269803</text:p>
          </table:table-cell>
          <table:table-cell table:formula="of:=ROUND([.AF9])" office:value-type="float" office:value="87" calcext:value-type="float">
            <text:p>87</text:p>
          </table:table-cell>
          <table:table-cell table:formula="of:=ROUND([.AG9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ActionableRecourse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229" calcext:value-type="float">
            <text:p>5229</text:p>
          </table:table-cell>
          <table:table-cell office:value-type="float" office:value="5408" calcext:value-type="float">
            <text:p>5408</text:p>
          </table:table-cell>
          <table:table-cell office:value-type="float" office:value="0.996902918403812" calcext:value-type="float">
            <text:p>0.9969029184</text:p>
          </table:table-cell>
          <table:table-cell office:value-type="float" office:value="0.996781115879828" calcext:value-type="float">
            <text:p>0.9967811159</text:p>
          </table:table-cell>
          <table:table-cell office:value-type="float" office:value="0.994880744618964" calcext:value-type="float">
            <text:p>0.9948807446</text:p>
          </table:table-cell>
          <table:table-cell office:value-type="float" office:value="0.992662473794549" calcext:value-type="float">
            <text:p>0.9926624738</text:p>
          </table:table-cell>
          <table:table-cell office:value-type="float" office:value="0.99325189063409" calcext:value-type="float">
            <text:p>0.9932518906</text:p>
          </table:table-cell>
          <table:table-cell office:value-type="float" office:value="0.993710691823899" calcext:value-type="float">
            <text:p>0.9937106918</text:p>
          </table:table-cell>
          <table:table-cell office:value-type="float" office:value="0.982846932698035" calcext:value-type="float">
            <text:p>0.9828469327</text:p>
          </table:table-cell>
          <table:table-cell office:value-type="float" office:value="0.98175965665236" calcext:value-type="float">
            <text:p>0.9817596567</text:p>
          </table:table-cell>
          <table:table-cell office:value-type="float" office:value="1521" calcext:value-type="float">
            <text:p>1521</text:p>
          </table:table-cell>
          <table:table-cell office:value-type="float" office:value="3708" calcext:value-type="float">
            <text:p>3708</text:p>
          </table:table-cell>
          <table:table-cell office:value-type="float" office:value="19.2636423405654" calcext:value-type="float">
            <text:p>19.2636423406</text:p>
          </table:table-cell>
          <table:table-cell office:value-type="float" office:value="2182" calcext:value-type="float">
            <text:p>2182</text:p>
          </table:table-cell>
          <table:table-cell office:value-type="float" office:value="3226" calcext:value-type="float">
            <text:p>3226</text:p>
          </table:table-cell>
          <table:table-cell office:value-type="float" office:value="0.229147571035748" calcext:value-type="float">
            <text:p>0.229147571</text:p>
          </table:table-cell>
          <table:table-cell office:value-type="float" office:value="0.994401211898381" calcext:value-type="float">
            <text:p>0.9944012119</text:p>
          </table:table-cell>
          <table:table-cell office:value-type="float" office:value="0.99360086092536" calcext:value-type="float">
            <text:p>0.9936008609</text:p>
          </table:table-cell>
          <table:table-cell office:value-type="string" calcext:value-type="string">
            <text:p><text:s/>COMARCH: [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 table:number-columns-repeated="3"/>
          <table:table-cell table:formula="of:=100*[.N10]" office:value-type="float" office:value="99.325189063409" calcext:value-type="float">
            <text:p>99.3251890634</text:p>
          </table:table-cell>
          <table:table-cell table:formula="of:=100*[.P10]" office:value-type="float" office:value="98.2846932698035" calcext:value-type="float">
            <text:p>98.2846932698</text:p>
          </table:table-cell>
          <table:table-cell table:formula="of:=ROUND([.AF10])" office:value-type="float" office:value="99" calcext:value-type="float">
            <text:p>99</text:p>
          </table:table-cell>
          <table:table-cell table:formula="of:=ROUND([.AG10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Counterfactuals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229" calcext:value-type="float">
            <text:p>5229</text:p>
          </table:table-cell>
          <table:table-cell office:value-type="float" office:value="5408" calcext:value-type="float">
            <text:p>5408</text:p>
          </table:table-cell>
          <table:table-cell office:value-type="float" office:value="0.996902918403812" calcext:value-type="float">
            <text:p>0.9969029184</text:p>
          </table:table-cell>
          <table:table-cell office:value-type="float" office:value="0.996781115879828" calcext:value-type="float">
            <text:p>0.9967811159</text:p>
          </table:table-cell>
          <table:table-cell office:value-type="float" office:value="0.994880744618964" calcext:value-type="float">
            <text:p>0.9948807446</text:p>
          </table:table-cell>
          <table:table-cell office:value-type="float" office:value="0.992662473794549" calcext:value-type="float">
            <text:p>0.9926624738</text:p>
          </table:table-cell>
          <table:table-cell office:value-type="float" office:value="0.99325189063409" calcext:value-type="float">
            <text:p>0.9932518906</text:p>
          </table:table-cell>
          <table:table-cell office:value-type="float" office:value="0.993710691823899" calcext:value-type="float">
            <text:p>0.9937106918</text:p>
          </table:table-cell>
          <table:table-cell office:value-type="float" office:value="0.982846932698035" calcext:value-type="float">
            <text:p>0.9828469327</text:p>
          </table:table-cell>
          <table:table-cell office:value-type="float" office:value="0.98175965665236" calcext:value-type="float">
            <text:p>0.9817596567</text:p>
          </table:table-cell>
          <table:table-cell office:value-type="float" office:value="4955" calcext:value-type="float">
            <text:p>4955</text:p>
          </table:table-cell>
          <table:table-cell office:value-type="float" office:value="274" calcext:value-type="float">
            <text:p>274</text:p>
          </table:table-cell>
          <table:table-cell office:value-type="float" office:value="91.3824419778002" calcext:value-type="float">
            <text:p>91.3824419778</text:p>
          </table:table-cell>
          <table:table-cell office:value-type="float" office:value="5402" calcext:value-type="float">
            <text:p>5402</text:p>
          </table:table-cell>
          <table:table-cell office:value-type="float" office:value="6" calcext:value-type="float">
            <text:p>6</text:p>
          </table:table-cell>
          <table:table-cell office:value-type="float" office:value="9.95927434283599" calcext:value-type="float">
            <text:p>9.9592743428</text:p>
          </table:table-cell>
          <table:table-cell office:value-type="float" office:value="0.994401211898381" calcext:value-type="float">
            <text:p>0.9944012119</text:p>
          </table:table-cell>
          <table:table-cell office:value-type="float" office:value="0.99360086092536" calcext:value-type="float">
            <text:p>0.9936008609</text:p>
          </table:table-cell>
          <table:table-cell office:value-type="string" calcext:value-type="string">
            <text:p><text:s/>COMARCH: [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 table:number-columns-repeated="3"/>
          <table:table-cell table:formula="of:=100*[.N11]" office:value-type="float" office:value="99.325189063409" calcext:value-type="float">
            <text:p>99.3251890634</text:p>
          </table:table-cell>
          <table:table-cell table:formula="of:=100*[.P11]" office:value-type="float" office:value="98.2846932698035" calcext:value-type="float">
            <text:p>98.2846932698</text:p>
          </table:table-cell>
          <table:table-cell table:formula="of:=ROUND([.AF11])" office:value-type="float" office:value="99" calcext:value-type="float">
            <text:p>99</text:p>
          </table:table-cell>
          <table:table-cell table:formula="of:=ROUND([.AG11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ActionableRecourse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250" calcext:value-type="float">
            <text:p>5250</text:p>
          </table:table-cell>
          <table:table-cell office:value-type="float" office:value="5407" calcext:value-type="float">
            <text:p>5407</text:p>
          </table:table-cell>
          <table:table-cell office:value-type="float" office:value="0.993686718284693" calcext:value-type="float">
            <text:p>0.9936867183</text:p>
          </table:table-cell>
          <table:table-cell office:value-type="float" office:value="0.988197424892704" calcext:value-type="float">
            <text:p>0.9881974249</text:p>
          </table:table-cell>
          <table:table-cell office:value-type="float" office:value="0.994531704479348" calcext:value-type="float">
            <text:p>0.9945317045</text:p>
          </table:table-cell>
          <table:table-cell office:value-type="float" office:value="0.991614255765199" calcext:value-type="float">
            <text:p>0.9916142558</text:p>
          </table:table-cell>
          <table:table-cell office:value-type="float" office:value="0.993019197207679" calcext:value-type="float">
            <text:p>0.9930191972</text:p>
          </table:table-cell>
          <table:table-cell office:value-type="float" office:value="0.990566037735849" calcext:value-type="float">
            <text:p>0.9905660377</text:p>
          </table:table-cell>
          <table:table-cell office:value-type="float" office:value="0.99225729600953" calcext:value-type="float">
            <text:p>0.992257296</text:p>
          </table:table-cell>
          <table:table-cell office:value-type="float" office:value="0.990343347639485" calcext:value-type="float">
            <text:p>0.9903433476</text:p>
          </table:table-cell>
          <table:table-cell office:value-type="float" office:value="1817" calcext:value-type="float">
            <text:p>1817</text:p>
          </table:table-cell>
          <table:table-cell office:value-type="float" office:value="3433" calcext:value-type="float">
            <text:p>3433</text:p>
          </table:table-cell>
          <table:table-cell office:value-type="float" office:value="0" calcext:value-type="float">
            <text:p>0</text:p>
          </table:table-cell>
          <table:table-cell office:value-type="float" office:value="2891" calcext:value-type="float">
            <text:p>2891</text:p>
          </table:table-cell>
          <table:table-cell office:value-type="float" office:value="2516" calcext:value-type="float">
            <text:p>2516</text:p>
          </table:table-cell>
          <table:table-cell office:value-type="float" office:value="7.5752334832238" calcext:value-type="float">
            <text:p>7.5752334832</text:p>
          </table:table-cell>
          <table:table-cell office:value-type="float" office:value="0.994758354755524" calcext:value-type="float">
            <text:p>0.9947583548</text:p>
          </table:table-cell>
          <table:table-cell office:value-type="float" office:value="0.995695373203021" calcext:value-type="float">
            <text:p>0.9956953732</text:p>
          </table:table-cell>
          <table:table-cell office:value-type="string" calcext:value-type="string">
            <text:p><text:s/>COMARCH: [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/>
          <table:table-cell table:formula="of:=100*[.N12]" office:value-type="float" office:value="99.3019197207679" calcext:value-type="float">
            <text:p>99.3019197208</text:p>
          </table:table-cell>
          <table:table-cell table:formula="of:=100*[.P12]" office:value-type="float" office:value="99.225729600953" calcext:value-type="float">
            <text:p>99.225729601</text:p>
          </table:table-cell>
          <table:table-cell table:formula="of:=ROUND([.AF12])" office:value-type="float" office:value="99" calcext:value-type="float">
            <text:p>99</text:p>
          </table:table-cell>
          <table:table-cell table:formula="of:=ROUND([.AG12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Counterfactuals</text:p>
          </table:table-cell>
          <table:table-cell office:value-type="float" office:value="8395" calcext:value-type="float">
            <text:p>8395</text:p>
          </table:table-cell>
          <table:table-cell office:value-type="float" office:value="8595" calcext:value-type="float">
            <text:p>8595</text:p>
          </table:table-cell>
          <table:table-cell office:value-type="float" office:value="5203" calcext:value-type="float">
            <text:p>5203</text:p>
          </table:table-cell>
          <table:table-cell office:value-type="float" office:value="5430" calcext:value-type="float">
            <text:p>5430</text:p>
          </table:table-cell>
          <table:table-cell office:value-type="float" office:value="5250" calcext:value-type="float">
            <text:p>5250</text:p>
          </table:table-cell>
          <table:table-cell office:value-type="float" office:value="5407" calcext:value-type="float">
            <text:p>5407</text:p>
          </table:table-cell>
          <table:table-cell office:value-type="float" office:value="0.993686718284693" calcext:value-type="float">
            <text:p>0.9936867183</text:p>
          </table:table-cell>
          <table:table-cell office:value-type="float" office:value="0.988197424892704" calcext:value-type="float">
            <text:p>0.9881974249</text:p>
          </table:table-cell>
          <table:table-cell office:value-type="float" office:value="0.994531704479348" calcext:value-type="float">
            <text:p>0.9945317045</text:p>
          </table:table-cell>
          <table:table-cell office:value-type="float" office:value="0.991614255765199" calcext:value-type="float">
            <text:p>0.9916142558</text:p>
          </table:table-cell>
          <table:table-cell office:value-type="float" office:value="0.993019197207679" calcext:value-type="float">
            <text:p>0.9930191972</text:p>
          </table:table-cell>
          <table:table-cell office:value-type="float" office:value="0.990566037735849" calcext:value-type="float">
            <text:p>0.9905660377</text:p>
          </table:table-cell>
          <table:table-cell office:value-type="float" office:value="0.99225729600953" calcext:value-type="float">
            <text:p>0.992257296</text:p>
          </table:table-cell>
          <table:table-cell office:value-type="float" office:value="0.990343347639485" calcext:value-type="float">
            <text:p>0.9903433476</text:p>
          </table:table-cell>
          <table:table-cell office:value-type="float" office:value="763" calcext:value-type="float">
            <text:p>763</text:p>
          </table:table-cell>
          <table:table-cell office:value-type="float" office:value="4487" calcext:value-type="float">
            <text:p>4487</text:p>
          </table:table-cell>
          <table:table-cell office:value-type="float" office:value="0.13106159895151" calcext:value-type="float">
            <text:p>0.131061599</text:p>
          </table:table-cell>
          <table:table-cell office:value-type="float" office:value="5392" calcext:value-type="float">
            <text:p>5392</text:p>
          </table:table-cell>
          <table:table-cell office:value-type="float" office:value="15" calcext:value-type="float">
            <text:p>15</text:p>
          </table:table-cell>
          <table:table-cell office:value-type="float" office:value="86.9807121661721" calcext:value-type="float">
            <text:p>86.9807121662</text:p>
          </table:table-cell>
          <table:table-cell office:value-type="float" office:value="0.994758354755524" calcext:value-type="float">
            <text:p>0.9947583548</text:p>
          </table:table-cell>
          <table:table-cell office:value-type="float" office:value="0.995695373203021" calcext:value-type="float">
            <text:p>0.9956953732</text:p>
          </table:table-cell>
          <table:table-cell office:value-type="string" calcext:value-type="string">
            <text:p><text:s/>COMARCH: [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/>
          <table:table-cell table:formula="of:=100*[.N13]" office:value-type="float" office:value="99.3019197207679" calcext:value-type="float">
            <text:p>99.3019197208</text:p>
          </table:table-cell>
          <table:table-cell table:formula="of:=100*[.P13]" office:value-type="float" office:value="99.225729600953" calcext:value-type="float">
            <text:p>99.225729601</text:p>
          </table:table-cell>
          <table:table-cell table:formula="of:=ROUND([.AF13])" office:value-type="float" office:value="99" calcext:value-type="float">
            <text:p>99</text:p>
          </table:table-cell>
          <table:table-cell table:formula="of:=ROUND([.AG13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LogisticRegression</text:p>
          </table:table-cell>
          <table:table-cell office:value-type="string" calcext:value-type="string">
            <text:p><text:s/>ActionableRecourse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0.914728682170543" calcext:value-type="float">
            <text:p>0.9147286822</text:p>
          </table:table-cell>
          <table:table-cell office:value-type="float" office:value="0.84" calcext:value-type="float">
            <text:p>0.84</text:p>
          </table:table-cell>
          <table:table-cell office:value-type="float" office:value="0.967213114754098" calcext:value-type="float">
            <text:p>0.9672131148</text:p>
          </table:table-cell>
          <table:table-cell office:value-type="float" office:value="0.86" calcext:value-type="float">
            <text:p>0.86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8" calcext:value-type="float">
            <text:p>0.88</text:p>
          </table:table-cell>
          <table:table-cell office:value-type="float" office:value="0.821705426356589" calcext:value-type="float">
            <text:p>0.8217054264</text:p>
          </table:table-cell>
          <table:table-cell office:value-type="float" office:value="0.76" calcext:value-type="float">
            <text:p>0.7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0.8333333333333" calcext:value-type="float">
            <text:p>70.8333333333</text:p>
          </table:table-cell>
          <table:table-cell office:value-type="float" office:value="0.884157509157509" calcext:value-type="float">
            <text:p>0.8841575092</text:p>
          </table:table-cell>
          <table:table-cell office:value-type="float" office:value="0.926048951048951" calcext:value-type="float">
            <text:p>0.926048951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14]" office:value-type="float" office:value="90.1639344262295" calcext:value-type="float">
            <text:p>90.1639344262</text:p>
          </table:table-cell>
          <table:table-cell table:formula="of:=100*[.P14]" office:value-type="float" office:value="82.1705426356589" calcext:value-type="float">
            <text:p>82.1705426357</text:p>
          </table:table-cell>
          <table:table-cell table:formula="of:=ROUND([.AF14])" office:value-type="float" office:value="90" calcext:value-type="float">
            <text:p>90</text:p>
          </table:table-cell>
          <table:table-cell table:formula="of:=ROUND([.AG14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LogisticRegression</text:p>
          </table:table-cell>
          <table:table-cell office:value-type="string" calcext:value-type="string">
            <text:p><text:s/>Counterfactuals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0.914728682170543" calcext:value-type="float">
            <text:p>0.9147286822</text:p>
          </table:table-cell>
          <table:table-cell office:value-type="float" office:value="0.84" calcext:value-type="float">
            <text:p>0.84</text:p>
          </table:table-cell>
          <table:table-cell office:value-type="float" office:value="0.967213114754098" calcext:value-type="float">
            <text:p>0.9672131148</text:p>
          </table:table-cell>
          <table:table-cell office:value-type="float" office:value="0.86" calcext:value-type="float">
            <text:p>0.86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8" calcext:value-type="float">
            <text:p>0.88</text:p>
          </table:table-cell>
          <table:table-cell office:value-type="float" office:value="0.821705426356589" calcext:value-type="float">
            <text:p>0.8217054264</text:p>
          </table:table-cell>
          <table:table-cell office:value-type="float" office:value="0.76" calcext:value-type="float">
            <text:p>0.7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5.9574468085106" calcext:value-type="float">
            <text:p>65.95744680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nan</text:p>
          </table:table-cell>
          <table:table-cell office:value-type="float" office:value="0.884157509157509" calcext:value-type="float">
            <text:p>0.8841575092</text:p>
          </table:table-cell>
          <table:table-cell office:value-type="float" office:value="0.926048951048951" calcext:value-type="float">
            <text:p>0.926048951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15]" office:value-type="float" office:value="90.1639344262295" calcext:value-type="float">
            <text:p>90.1639344262</text:p>
          </table:table-cell>
          <table:table-cell table:formula="of:=100*[.P15]" office:value-type="float" office:value="82.1705426356589" calcext:value-type="float">
            <text:p>82.1705426357</text:p>
          </table:table-cell>
          <table:table-cell table:formula="of:=ROUND([.AF15])" office:value-type="float" office:value="90" calcext:value-type="float">
            <text:p>90</text:p>
          </table:table-cell>
          <table:table-cell table:formula="of:=ROUND([.AG15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RandomForestClassifier</text:p>
          </table:table-cell>
          <table:table-cell office:value-type="string" calcext:value-type="string">
            <text:p><text:s/>ActionableRecourse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0983606557377" calcext:value-type="float">
            <text:p>0.9098360656</text:p>
          </table:table-cell>
          <table:table-cell office:value-type="float" office:value="0.9" calcext:value-type="float">
            <text:p>0.9</text:p>
          </table:table-cell>
          <table:table-cell office:value-type="float" office:value="0.891472868217054" calcext:value-type="float">
            <text:p>0.8914728682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nan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nan</text:p>
          </table:table-cell>
          <table:table-cell office:value-type="float" office:value="0.885347985347985" calcext:value-type="float">
            <text:p>0.8853479853</text:p>
          </table:table-cell>
          <table:table-cell office:value-type="float" office:value="0.92039627039627" calcext:value-type="float">
            <text:p>0.9203962704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16]" office:value-type="float" office:value="90.983606557377" calcext:value-type="float">
            <text:p>90.9836065574</text:p>
          </table:table-cell>
          <table:table-cell table:formula="of:=100*[.P16]" office:value-type="float" office:value="89.1472868217054" calcext:value-type="float">
            <text:p>89.1472868217</text:p>
          </table:table-cell>
          <table:table-cell table:formula="of:=ROUND([.AF16])" office:value-type="float" office:value="91" calcext:value-type="float">
            <text:p>91</text:p>
          </table:table-cell>
          <table:table-cell table:formula="of:=ROUND([.AG16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RandomForestClassifier</text:p>
          </table:table-cell>
          <table:table-cell office:value-type="string" calcext:value-type="string">
            <text:p><text:s/>Counterfactuals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0983606557377" calcext:value-type="float">
            <text:p>0.9098360656</text:p>
          </table:table-cell>
          <table:table-cell office:value-type="float" office:value="0.9" calcext:value-type="float">
            <text:p>0.9</text:p>
          </table:table-cell>
          <table:table-cell office:value-type="float" office:value="0.891472868217054" calcext:value-type="float">
            <text:p>0.8914728682</text:p>
          </table:table-cell>
          <table:table-cell office:value-type="float" office:value="0.82" calcext:value-type="float">
            <text:p>0.8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76.4705882352941" calcext:value-type="float">
            <text:p>76.470588235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.4285714285714" calcext:value-type="float">
            <text:p>21.4285714286</text:p>
          </table:table-cell>
          <table:table-cell office:value-type="float" office:value="0.885347985347985" calcext:value-type="float">
            <text:p>0.8853479853</text:p>
          </table:table-cell>
          <table:table-cell office:value-type="float" office:value="0.92039627039627" calcext:value-type="float">
            <text:p>0.9203962704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17]" office:value-type="float" office:value="90.983606557377" calcext:value-type="float">
            <text:p>90.9836065574</text:p>
          </table:table-cell>
          <table:table-cell table:formula="of:=100*[.P17]" office:value-type="float" office:value="89.1472868217054" calcext:value-type="float">
            <text:p>89.1472868217</text:p>
          </table:table-cell>
          <table:table-cell table:formula="of:=ROUND([.AF17])" office:value-type="float" office:value="91" calcext:value-type="float">
            <text:p>91</text:p>
          </table:table-cell>
          <table:table-cell table:formula="of:=ROUND([.AG1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XGBClassifier</text:p>
          </table:table-cell>
          <table:table-cell office:value-type="string" calcext:value-type="string">
            <text:p><text:s/>ActionableRecourse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91803278688525" calcext:value-type="float">
            <text:p>0.9918032787</text:p>
          </table:table-cell>
          <table:table-cell office:value-type="float" office:value="0.92" calcext:value-type="float">
            <text:p>0.92</text:p>
          </table:table-cell>
          <table:table-cell office:value-type="float" office:value="0.89344262295082" calcext:value-type="float">
            <text:p>0.893442623</text:p>
          </table:table-cell>
          <table:table-cell office:value-type="float" office:value="0.94" calcext:value-type="float">
            <text:p>0.94</text:p>
          </table:table-cell>
          <table:table-cell office:value-type="float" office:value="0.806201550387597" calcext:value-type="float">
            <text:p>0.8062015504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na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53846153846154" calcext:value-type="float">
            <text:p>0.8538461538</text:p>
          </table:table-cell>
          <table:table-cell office:value-type="float" office:value="0.927447552447552" calcext:value-type="float">
            <text:p>0.9274475524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18]" office:value-type="float" office:value="89.344262295082" calcext:value-type="float">
            <text:p>89.3442622951</text:p>
          </table:table-cell>
          <table:table-cell table:formula="of:=100*[.P18]" office:value-type="float" office:value="80.6201550387597" calcext:value-type="float">
            <text:p>80.6201550388</text:p>
          </table:table-cell>
          <table:table-cell table:formula="of:=ROUND([.AF18])" office:value-type="float" office:value="89" calcext:value-type="float">
            <text:p>89</text:p>
          </table:table-cell>
          <table:table-cell table:formula="of:=ROUND([.AG18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XGBClassifier</text:p>
          </table:table-cell>
          <table:table-cell office:value-type="string" calcext:value-type="string">
            <text:p><text:s/>Counterfactuals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91803278688525" calcext:value-type="float">
            <text:p>0.9918032787</text:p>
          </table:table-cell>
          <table:table-cell office:value-type="float" office:value="0.92" calcext:value-type="float">
            <text:p>0.92</text:p>
          </table:table-cell>
          <table:table-cell office:value-type="float" office:value="0.89344262295082" calcext:value-type="float">
            <text:p>0.893442623</text:p>
          </table:table-cell>
          <table:table-cell office:value-type="float" office:value="0.94" calcext:value-type="float">
            <text:p>0.94</text:p>
          </table:table-cell>
          <table:table-cell office:value-type="float" office:value="0.806201550387597" calcext:value-type="float">
            <text:p>0.8062015504</text:p>
          </table:table-cell>
          <table:table-cell office:value-type="float" office:value="0.78" calcext:value-type="float">
            <text:p>0.7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853846153846154" calcext:value-type="float">
            <text:p>0.8538461538</text:p>
          </table:table-cell>
          <table:table-cell office:value-type="float" office:value="0.927447552447552" calcext:value-type="float">
            <text:p>0.9274475524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19]" office:value-type="float" office:value="89.344262295082" calcext:value-type="float">
            <text:p>89.3442622951</text:p>
          </table:table-cell>
          <table:table-cell table:formula="of:=100*[.P19]" office:value-type="float" office:value="80.6201550387597" calcext:value-type="float">
            <text:p>80.6201550388</text:p>
          </table:table-cell>
          <table:table-cell table:formula="of:=ROUND([.AF19])" office:value-type="float" office:value="89" calcext:value-type="float">
            <text:p>89</text:p>
          </table:table-cell>
          <table:table-cell table:formula="of:=ROUND([.AG19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LinearSVC</text:p>
          </table:table-cell>
          <table:table-cell office:value-type="string" calcext:value-type="string">
            <text:p><text:s/>ActionableRecourse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.875968992248062" calcext:value-type="float">
            <text:p>0.8759689922</text:p>
          </table:table-cell>
          <table:table-cell office:value-type="float" office:value="0.84" calcext:value-type="float">
            <text:p>0.84</text:p>
          </table:table-cell>
          <table:table-cell office:value-type="float" office:value="0.885245901639344" calcext:value-type="float">
            <text:p>0.8852459016</text:p>
          </table:table-cell>
          <table:table-cell office:value-type="float" office:value="0.84" calcext:value-type="float">
            <text:p>0.84</text:p>
          </table:table-cell>
          <table:table-cell office:value-type="float" office:value="0.827868852459016" calcext:value-type="float">
            <text:p>0.8278688525</text:p>
          </table:table-cell>
          <table:table-cell office:value-type="float" office:value="0.9" calcext:value-type="float">
            <text:p>0.9</text:p>
          </table:table-cell>
          <table:table-cell office:value-type="float" office:value="0.775193798449612" calcext:value-type="float">
            <text:p>0.7751937984</text:p>
          </table:table-cell>
          <table:table-cell office:value-type="float" office:value="0.72" calcext:value-type="float">
            <text:p>0.7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2.051282051282" calcext:value-type="float">
            <text:p>82.0512820513</text:p>
          </table:table-cell>
          <table:table-cell office:value-type="float" office:value="0.8003663003663" calcext:value-type="float">
            <text:p>0.8003663004</text:p>
          </table:table-cell>
          <table:table-cell office:value-type="float" office:value="0.912062937062937" calcext:value-type="float">
            <text:p>0.9120629371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20]" office:value-type="float" office:value="82.7868852459016" calcext:value-type="float">
            <text:p>82.7868852459</text:p>
          </table:table-cell>
          <table:table-cell table:formula="of:=100*[.P20]" office:value-type="float" office:value="77.5193798449612" calcext:value-type="float">
            <text:p>77.519379845</text:p>
          </table:table-cell>
          <table:table-cell table:formula="of:=ROUND([.AF20])" office:value-type="float" office:value="83" calcext:value-type="float">
            <text:p>83</text:p>
          </table:table-cell>
          <table:table-cell table:formula="of:=ROUND([.AG20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LinearSVC</text:p>
          </table:table-cell>
          <table:table-cell office:value-type="string" calcext:value-type="string">
            <text:p><text:s/>Counterfactuals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.875968992248062" calcext:value-type="float">
            <text:p>0.8759689922</text:p>
          </table:table-cell>
          <table:table-cell office:value-type="float" office:value="0.84" calcext:value-type="float">
            <text:p>0.84</text:p>
          </table:table-cell>
          <table:table-cell office:value-type="float" office:value="0.885245901639344" calcext:value-type="float">
            <text:p>0.8852459016</text:p>
          </table:table-cell>
          <table:table-cell office:value-type="float" office:value="0.84" calcext:value-type="float">
            <text:p>0.84</text:p>
          </table:table-cell>
          <table:table-cell office:value-type="float" office:value="0.827868852459016" calcext:value-type="float">
            <text:p>0.8278688525</text:p>
          </table:table-cell>
          <table:table-cell office:value-type="float" office:value="0.9" calcext:value-type="float">
            <text:p>0.9</text:p>
          </table:table-cell>
          <table:table-cell office:value-type="float" office:value="0.775193798449612" calcext:value-type="float">
            <text:p>0.7751937984</text:p>
          </table:table-cell>
          <table:table-cell office:value-type="float" office:value="0.72" calcext:value-type="float">
            <text:p>0.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3663003663" calcext:value-type="float">
            <text:p>0.8003663004</text:p>
          </table:table-cell>
          <table:table-cell office:value-type="float" office:value="0.912062937062937" calcext:value-type="float">
            <text:p>0.9120629371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21]" office:value-type="float" office:value="82.7868852459016" calcext:value-type="float">
            <text:p>82.7868852459</text:p>
          </table:table-cell>
          <table:table-cell table:formula="of:=100*[.P21]" office:value-type="float" office:value="77.5193798449612" calcext:value-type="float">
            <text:p>77.519379845</text:p>
          </table:table-cell>
          <table:table-cell table:formula="of:=ROUND([.AF21])" office:value-type="float" office:value="83" calcext:value-type="float">
            <text:p>83</text:p>
          </table:table-cell>
          <table:table-cell table:formula="of:=ROUND([.AG21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ActionableRecourse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0.875968992248062" calcext:value-type="float">
            <text:p>0.8759689922</text:p>
          </table:table-cell>
          <table:table-cell office:value-type="float" office:value="0.74" calcext:value-type="float">
            <text:p>0.74</text:p>
          </table:table-cell>
          <table:table-cell office:value-type="float" office:value="0.89344262295082" calcext:value-type="float">
            <text:p>0.893442623</text:p>
          </table:table-cell>
          <table:table-cell office:value-type="float" office:value="0.86" calcext:value-type="float">
            <text:p>0.86</text:p>
          </table:table-cell>
          <table:table-cell office:value-type="float" office:value="0.860655737704918" calcext:value-type="float">
            <text:p>0.8606557377</text:p>
          </table:table-cell>
          <table:table-cell office:value-type="float" office:value="0.86" calcext:value-type="float">
            <text:p>0.86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na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27747252747253" calcext:value-type="float">
            <text:p>0.8277472527</text:p>
          </table:table-cell>
          <table:table-cell office:value-type="float" office:value="0.872202797202797" calcext:value-type="float">
            <text:p>0.8722027972</text:p>
          </table:table-cell>
          <table:table-cell office:value-type="string" calcext:value-type="string">
            <text:p><text:s/>COMARCH: [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 table:number-columns-repeated="3"/>
          <table:table-cell table:formula="of:=100*[.N22]" office:value-type="float" office:value="86.0655737704918" calcext:value-type="float">
            <text:p>86.0655737705</text:p>
          </table:table-cell>
          <table:table-cell table:formula="of:=100*[.P22]" office:value-type="float" office:value="69.7674418604651" calcext:value-type="float">
            <text:p>69.7674418605</text:p>
          </table:table-cell>
          <table:table-cell table:formula="of:=ROUND([.AF22])" office:value-type="float" office:value="86" calcext:value-type="float">
            <text:p>86</text:p>
          </table:table-cell>
          <table:table-cell table:formula="of:=ROUND([.AG22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Counterfactuals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0.875968992248062" calcext:value-type="float">
            <text:p>0.8759689922</text:p>
          </table:table-cell>
          <table:table-cell office:value-type="float" office:value="0.74" calcext:value-type="float">
            <text:p>0.74</text:p>
          </table:table-cell>
          <table:table-cell office:value-type="float" office:value="0.89344262295082" calcext:value-type="float">
            <text:p>0.893442623</text:p>
          </table:table-cell>
          <table:table-cell office:value-type="float" office:value="0.86" calcext:value-type="float">
            <text:p>0.86</text:p>
          </table:table-cell>
          <table:table-cell office:value-type="float" office:value="0.860655737704918" calcext:value-type="float">
            <text:p>0.8606557377</text:p>
          </table:table-cell>
          <table:table-cell office:value-type="float" office:value="0.86" calcext:value-type="float">
            <text:p>0.86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0.827747252747253" calcext:value-type="float">
            <text:p>0.8277472527</text:p>
          </table:table-cell>
          <table:table-cell office:value-type="float" office:value="0.872202797202797" calcext:value-type="float">
            <text:p>0.8722027972</text:p>
          </table:table-cell>
          <table:table-cell office:value-type="string" calcext:value-type="string">
            <text:p><text:s/>COMARCH: [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 table:number-columns-repeated="3"/>
          <table:table-cell table:formula="of:=100*[.N23]" office:value-type="float" office:value="86.0655737704918" calcext:value-type="float">
            <text:p>86.0655737705</text:p>
          </table:table-cell>
          <table:table-cell table:formula="of:=100*[.P23]" office:value-type="float" office:value="69.7674418604651" calcext:value-type="float">
            <text:p>69.7674418605</text:p>
          </table:table-cell>
          <table:table-cell table:formula="of:=ROUND([.AF23])" office:value-type="float" office:value="86" calcext:value-type="float">
            <text:p>86</text:p>
          </table:table-cell>
          <table:table-cell table:formula="of:=ROUND([.AG23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ActionableRecourse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0.914728682170543" calcext:value-type="float">
            <text:p>0.9147286822</text:p>
          </table:table-cell>
          <table:table-cell office:value-type="float" office:value="0.76" calcext:value-type="float">
            <text:p>0.76</text:p>
          </table:table-cell>
          <table:table-cell office:value-type="float" office:value="0.934426229508197" calcext:value-type="float">
            <text:p>0.9344262295</text:p>
          </table:table-cell>
          <table:table-cell office:value-type="float" office:value="0.9" calcext:value-type="float">
            <text:p>0.9</text:p>
          </table:table-cell>
          <table:table-cell office:value-type="float" office:value="0.860655737704918" calcext:value-type="float">
            <text:p>0.8606557377</text:p>
          </table:table-cell>
          <table:table-cell office:value-type="float" office:value="0.86" calcext:value-type="float">
            <text:p>0.86</text:p>
          </table:table-cell>
          <table:table-cell office:value-type="float" office:value="0.751937984496124" calcext:value-type="float">
            <text:p>0.751937984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n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nan</text:p>
          </table:table-cell>
          <table:table-cell office:value-type="float" office:value="0.818956043956044" calcext:value-type="float">
            <text:p>0.818956044</text:p>
          </table:table-cell>
          <table:table-cell office:value-type="float" office:value="0.927331002331002" calcext:value-type="float">
            <text:p>0.9273310023</text:p>
          </table:table-cell>
          <table:table-cell office:value-type="string" calcext:value-type="string">
            <text:p><text:s/>COMARCH: [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/>
          <table:table-cell table:formula="of:=100*[.N24]" office:value-type="float" office:value="86.0655737704918" calcext:value-type="float">
            <text:p>86.0655737705</text:p>
          </table:table-cell>
          <table:table-cell table:formula="of:=100*[.P24]" office:value-type="float" office:value="75.1937984496124" calcext:value-type="float">
            <text:p>75.1937984496</text:p>
          </table:table-cell>
          <table:table-cell table:formula="of:=ROUND([.AF24])" office:value-type="float" office:value="86" calcext:value-type="float">
            <text:p>86</text:p>
          </table:table-cell>
          <table:table-cell table:formula="of:=ROUND([.AG24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Counterfactuals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0.914728682170543" calcext:value-type="float">
            <text:p>0.9147286822</text:p>
          </table:table-cell>
          <table:table-cell office:value-type="float" office:value="0.76" calcext:value-type="float">
            <text:p>0.76</text:p>
          </table:table-cell>
          <table:table-cell office:value-type="float" office:value="0.934426229508197" calcext:value-type="float">
            <text:p>0.9344262295</text:p>
          </table:table-cell>
          <table:table-cell office:value-type="float" office:value="0.9" calcext:value-type="float">
            <text:p>0.9</text:p>
          </table:table-cell>
          <table:table-cell office:value-type="float" office:value="0.860655737704918" calcext:value-type="float">
            <text:p>0.8606557377</text:p>
          </table:table-cell>
          <table:table-cell office:value-type="float" office:value="0.86" calcext:value-type="float">
            <text:p>0.86</text:p>
          </table:table-cell>
          <table:table-cell office:value-type="float" office:value="0.751937984496124" calcext:value-type="float">
            <text:p>0.7519379845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0.3030303030303" calcext:value-type="float">
            <text:p>30.30303030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18956043956044" calcext:value-type="float">
            <text:p>0.818956044</text:p>
          </table:table-cell>
          <table:table-cell office:value-type="float" office:value="0.927331002331002" calcext:value-type="float">
            <text:p>0.9273310023</text:p>
          </table:table-cell>
          <table:table-cell office:value-type="string" calcext:value-type="string">
            <text:p><text:s/>COMARCH: [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/>
          <table:table-cell table:formula="of:=100*[.N25]" office:value-type="float" office:value="86.0655737704918" calcext:value-type="float">
            <text:p>86.0655737705</text:p>
          </table:table-cell>
          <table:table-cell table:formula="of:=100*[.P25]" office:value-type="float" office:value="75.1937984496124" calcext:value-type="float">
            <text:p>75.1937984496</text:p>
          </table:table-cell>
          <table:table-cell table:formula="of:=ROUND([.AF25])" office:value-type="float" office:value="86" calcext:value-type="float">
            <text:p>86</text:p>
          </table:table-cell>
          <table:table-cell table:formula="of:=ROUND([.AG25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LogisticRegression</text:p>
          </table:table-cell>
          <table:table-cell office:value-type="string" calcext:value-type="string">
            <text:p><text:s/>ActionableRecourse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0.727777777777778" calcext:value-type="float">
            <text:p>0.7277777778</text:p>
          </table:table-cell>
          <table:table-cell office:value-type="float" office:value="0.81" calcext:value-type="float">
            <text:p>0.81</text:p>
          </table:table-cell>
          <table:table-cell office:value-type="float" office:value="0.761111111111111" calcext:value-type="float">
            <text:p>0.7611111111</text:p>
          </table:table-cell>
          <table:table-cell office:value-type="float" office:value="0.8" calcext:value-type="float">
            <text:p>0.8</text:p>
          </table:table-cell>
          <table:table-cell office:value-type="float" office:value="0.506666666666667" calcext:value-type="float">
            <text:p>0.5066666667</text:p>
          </table:table-cell>
          <table:table-cell office:value-type="float" office:value="0.48" calcext:value-type="float">
            <text:p>0.48</text:p>
          </table:table-cell>
          <table:table-cell office:value-type="float" office:value="0.695555555555556" calcext:value-type="float">
            <text:p>0.6955555556</text:p>
          </table:table-cell>
          <table:table-cell office:value-type="float" office:value="0.76" calcext:value-type="float">
            <text:p>0.7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7.7922077922078" calcext:value-type="float">
            <text:p>7.792207792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22.0588235294118" calcext:value-type="float">
            <text:p>22.0588235294</text:p>
          </table:table-cell>
          <table:table-cell office:value-type="float" office:value="0.71107544141252" calcext:value-type="float">
            <text:p>0.7110754414</text:p>
          </table:table-cell>
          <table:table-cell office:value-type="float" office:value="0.753401928907547" calcext:value-type="float">
            <text:p>0.7534019289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26]" office:value-type="float" office:value="50.6666666666667" calcext:value-type="float">
            <text:p>50.6666666667</text:p>
          </table:table-cell>
          <table:table-cell table:formula="of:=100*[.P26]" office:value-type="float" office:value="69.5555555555556" calcext:value-type="float">
            <text:p>69.5555555556</text:p>
          </table:table-cell>
          <table:table-cell table:formula="of:=ROUND([.AF26])" office:value-type="float" office:value="51" calcext:value-type="float">
            <text:p>51</text:p>
          </table:table-cell>
          <table:table-cell table:formula="of:=ROUND([.AG26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LogisticRegression</text:p>
          </table:table-cell>
          <table:table-cell office:value-type="string" calcext:value-type="string">
            <text:p><text:s/>Counterfactuals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0.727777777777778" calcext:value-type="float">
            <text:p>0.7277777778</text:p>
          </table:table-cell>
          <table:table-cell office:value-type="float" office:value="0.81" calcext:value-type="float">
            <text:p>0.81</text:p>
          </table:table-cell>
          <table:table-cell office:value-type="float" office:value="0.761111111111111" calcext:value-type="float">
            <text:p>0.7611111111</text:p>
          </table:table-cell>
          <table:table-cell office:value-type="float" office:value="0.8" calcext:value-type="float">
            <text:p>0.8</text:p>
          </table:table-cell>
          <table:table-cell office:value-type="float" office:value="0.506666666666667" calcext:value-type="float">
            <text:p>0.5066666667</text:p>
          </table:table-cell>
          <table:table-cell office:value-type="float" office:value="0.48" calcext:value-type="float">
            <text:p>0.48</text:p>
          </table:table-cell>
          <table:table-cell office:value-type="float" office:value="0.695555555555556" calcext:value-type="float">
            <text:p>0.6955555556</text:p>
          </table:table-cell>
          <table:table-cell office:value-type="float" office:value="0.76" calcext:value-type="float">
            <text:p>0.7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.8961038961039" calcext:value-type="float">
            <text:p>3.896103896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5.4166666666667" calcext:value-type="float">
            <text:p>35.4166666667</text:p>
          </table:table-cell>
          <table:table-cell office:value-type="float" office:value="0.71107544141252" calcext:value-type="float">
            <text:p>0.7110754414</text:p>
          </table:table-cell>
          <table:table-cell office:value-type="float" office:value="0.753401928907547" calcext:value-type="float">
            <text:p>0.7534019289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27]" office:value-type="float" office:value="50.6666666666667" calcext:value-type="float">
            <text:p>50.6666666667</text:p>
          </table:table-cell>
          <table:table-cell table:formula="of:=100*[.P27]" office:value-type="float" office:value="69.5555555555556" calcext:value-type="float">
            <text:p>69.5555555556</text:p>
          </table:table-cell>
          <table:table-cell table:formula="of:=ROUND([.AF27])" office:value-type="float" office:value="51" calcext:value-type="float">
            <text:p>51</text:p>
          </table:table-cell>
          <table:table-cell table:formula="of:=ROUND([.AG27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LogisticRegression</text:p>
          </table:table-cell>
          <table:table-cell office:value-type="string" calcext:value-type="string">
            <text:p><text:s/>Causal1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0.704444444444444" calcext:value-type="float">
            <text:p>0.7044444444</text:p>
          </table:table-cell>
          <table:table-cell office:value-type="float" office:value="0.78" calcext:value-type="float">
            <text:p>0.78</text:p>
          </table:table-cell>
          <table:table-cell office:value-type="float" office:value="0.706666666666667" calcext:value-type="float">
            <text:p>0.7066666667</text:p>
          </table:table-cell>
          <table:table-cell office:value-type="float" office:value="0.72" calcext:value-type="float">
            <text:p>0.72</text:p>
          </table:table-cell>
          <table:table-cell office:value-type="float" office:value="0.712222222222222" calcext:value-type="float">
            <text:p>0.7122222222</text:p>
          </table:table-cell>
          <table:table-cell office:value-type="float" office:value="0.7" calcext:value-type="float">
            <text:p>0.7</text:p>
          </table:table-cell>
          <table:table-cell office:value-type="float" office:value="0.702222222222222" calcext:value-type="float">
            <text:p>0.7022222222</text:p>
          </table:table-cell>
          <table:table-cell office:value-type="float" office:value="0.79" calcext:value-type="float">
            <text:p>0.7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4443758488702" calcext:value-type="float">
            <text:p>0.6944437585</text:p>
          </table:table-cell>
          <table:table-cell office:value-type="float" office:value="0.708881754949171" calcext:value-type="float">
            <text:p>0.7088817549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28]" office:value-type="float" office:value="71.2222222222222" calcext:value-type="float">
            <text:p>71.2222222222</text:p>
          </table:table-cell>
          <table:table-cell table:formula="of:=100*[.P28]" office:value-type="float" office:value="70.2222222222222" calcext:value-type="float">
            <text:p>70.2222222222</text:p>
          </table:table-cell>
          <table:table-cell table:formula="of:=ROUND([.AF28])" office:value-type="float" office:value="71" calcext:value-type="float">
            <text:p>71</text:p>
          </table:table-cell>
          <table:table-cell table:formula="of:=ROUND([.AG28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RandomForestClassifier</text:p>
          </table:table-cell>
          <table:table-cell office:value-type="string" calcext:value-type="string">
            <text:p><text:s/>ActionableRecourse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0.996666666666667" calcext:value-type="float">
            <text:p>0.9966666667</text:p>
          </table:table-cell>
          <table:table-cell office:value-type="float" office:value="0.72" calcext:value-type="float">
            <text:p>0.72</text:p>
          </table:table-cell>
          <table:table-cell office:value-type="float" office:value="0.994444444444444" calcext:value-type="float">
            <text:p>0.9944444444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28888888888889" calcext:value-type="float">
            <text:p>0.5288888889</text:p>
          </table:table-cell>
          <table:table-cell office:value-type="float" office:value="0.61" calcext:value-type="float">
            <text:p>0.6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13.6363636363636" calcext:value-type="float">
            <text:p>13.6363636364</text:p>
          </table:table-cell>
          <table:table-cell office:value-type="float" office:value="0.734374614149895" calcext:value-type="float">
            <text:p>0.7343746141</text:p>
          </table:table-cell>
          <table:table-cell office:value-type="float" office:value="0.731141979119507" calcext:value-type="float">
            <text:p>0.7311419791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29]" office:value-type="float" office:value="54" calcext:value-type="float">
            <text:p>54</text:p>
          </table:table-cell>
          <table:table-cell table:formula="of:=100*[.P29]" office:value-type="float" office:value="52.8888888888889" calcext:value-type="float">
            <text:p>52.8888888889</text:p>
          </table:table-cell>
          <table:table-cell table:formula="of:=ROUND([.AF29])" office:value-type="float" office:value="54" calcext:value-type="float">
            <text:p>54</text:p>
          </table:table-cell>
          <table:table-cell table:formula="of:=ROUND([.AG29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RandomForestClassifier</text:p>
          </table:table-cell>
          <table:table-cell office:value-type="string" calcext:value-type="string">
            <text:p><text:s/>Counterfactuals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0.996666666666667" calcext:value-type="float">
            <text:p>0.9966666667</text:p>
          </table:table-cell>
          <table:table-cell office:value-type="float" office:value="0.72" calcext:value-type="float">
            <text:p>0.72</text:p>
          </table:table-cell>
          <table:table-cell office:value-type="float" office:value="0.994444444444444" calcext:value-type="float">
            <text:p>0.9944444444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28888888888889" calcext:value-type="float">
            <text:p>0.5288888889</text:p>
          </table:table-cell>
          <table:table-cell office:value-type="float" office:value="0.61" calcext:value-type="float">
            <text:p>0.61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36.8217054263566" calcext:value-type="float">
            <text:p>36.8217054264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59.3283582089552" calcext:value-type="float">
            <text:p>59.328358209</text:p>
          </table:table-cell>
          <table:table-cell office:value-type="float" office:value="0.734374614149895" calcext:value-type="float">
            <text:p>0.7343746141</text:p>
          </table:table-cell>
          <table:table-cell office:value-type="float" office:value="0.731141979119507" calcext:value-type="float">
            <text:p>0.7311419791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30]" office:value-type="float" office:value="54" calcext:value-type="float">
            <text:p>54</text:p>
          </table:table-cell>
          <table:table-cell table:formula="of:=100*[.P30]" office:value-type="float" office:value="52.8888888888889" calcext:value-type="float">
            <text:p>52.8888888889</text:p>
          </table:table-cell>
          <table:table-cell table:formula="of:=ROUND([.AF30])" office:value-type="float" office:value="54" calcext:value-type="float">
            <text:p>54</text:p>
          </table:table-cell>
          <table:table-cell table:formula="of:=ROUND([.AG30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RandomForestClassifier</text:p>
          </table:table-cell>
          <table:table-cell office:value-type="string" calcext:value-type="string">
            <text:p><text:s/>Causal1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office:value-type="float" office:value="0.988888888888889" calcext:value-type="float">
            <text:p>0.9888888889</text:p>
          </table:table-cell>
          <table:table-cell office:value-type="float" office:value="0.74" calcext:value-type="float">
            <text:p>0.74</text:p>
          </table:table-cell>
          <table:table-cell office:value-type="float" office:value="0.978888888888889" calcext:value-type="float">
            <text:p>0.9788888889</text:p>
          </table:table-cell>
          <table:table-cell office:value-type="float" office:value="0.61" calcext:value-type="float">
            <text:p>0.61</text:p>
          </table:table-cell>
          <table:table-cell office:value-type="float" office:value="0.915555555555556" calcext:value-type="float">
            <text:p>0.9155555556</text:p>
          </table:table-cell>
          <table:table-cell office:value-type="float" office:value="0.93" calcext:value-type="float">
            <text:p>0.93</text:p>
          </table:table-cell>
          <table:table-cell office:value-type="float" office:value="0.901111111111111" calcext:value-type="float">
            <text:p>0.9011111111</text:p>
          </table:table-cell>
          <table:table-cell office:value-type="float" office:value="0.95" calcext:value-type="float">
            <text:p>0.95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96.09375" calcext:value-type="float">
            <text:p>96.09375</text:p>
          </table:table-cell>
          <table:table-cell office:value-type="float" office:value="24" calcext:value-type="float">
            <text:p>24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office:value-type="float" office:value="0.647697246573651" calcext:value-type="float">
            <text:p>0.6476972466</text:p>
          </table:table-cell>
          <table:table-cell office:value-type="float" office:value="0.642374367205828" calcext:value-type="float">
            <text:p>0.6423743672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31]" office:value-type="float" office:value="91.5555555555556" calcext:value-type="float">
            <text:p>91.5555555556</text:p>
          </table:table-cell>
          <table:table-cell table:formula="of:=100*[.P31]" office:value-type="float" office:value="90.1111111111111" calcext:value-type="float">
            <text:p>90.1111111111</text:p>
          </table:table-cell>
          <table:table-cell table:formula="of:=ROUND([.AF31])" office:value-type="float" office:value="92" calcext:value-type="float">
            <text:p>92</text:p>
          </table:table-cell>
          <table:table-cell table:formula="of:=ROUND([.AG31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XGBClassifier</text:p>
          </table:table-cell>
          <table:table-cell office:value-type="string" calcext:value-type="string">
            <text:p><text:s/>ActionableRecourse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642222222222222" calcext:value-type="float">
            <text:p>0.6422222222</text:p>
          </table:table-cell>
          <table:table-cell office:value-type="float" office:value="0.59" calcext:value-type="float">
            <text:p>0.59</text:p>
          </table:table-cell>
          <table:table-cell office:value-type="float" office:value="0.623333333333333" calcext:value-type="float">
            <text:p>0.6233333333</text:p>
          </table:table-cell>
          <table:table-cell office:value-type="float" office:value="0.67" calcext:value-type="float">
            <text:p>0.67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27.2727272727273" calcext:value-type="float">
            <text:p>27.2727272727</text:p>
          </table:table-cell>
          <table:table-cell office:value-type="float" office:value="0.73654772194098" calcext:value-type="float">
            <text:p>0.7365477219</text:p>
          </table:table-cell>
          <table:table-cell office:value-type="float" office:value="0.747821678945275" calcext:value-type="float">
            <text:p>0.7478216789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32]" office:value-type="float" office:value="64.2222222222222" calcext:value-type="float">
            <text:p>64.2222222222</text:p>
          </table:table-cell>
          <table:table-cell table:formula="of:=100*[.P32]" office:value-type="float" office:value="62.3333333333333" calcext:value-type="float">
            <text:p>62.3333333333</text:p>
          </table:table-cell>
          <table:table-cell table:formula="of:=ROUND([.AF32])" office:value-type="float" office:value="64" calcext:value-type="float">
            <text:p>64</text:p>
          </table:table-cell>
          <table:table-cell table:formula="of:=ROUND([.AG32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XGBClassifier</text:p>
          </table:table-cell>
          <table:table-cell office:value-type="string" calcext:value-type="string">
            <text:p><text:s/>Counterfactuals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642222222222222" calcext:value-type="float">
            <text:p>0.6422222222</text:p>
          </table:table-cell>
          <table:table-cell office:value-type="float" office:value="0.59" calcext:value-type="float">
            <text:p>0.59</text:p>
          </table:table-cell>
          <table:table-cell office:value-type="float" office:value="0.623333333333333" calcext:value-type="float">
            <text:p>0.6233333333</text:p>
          </table:table-cell>
          <table:table-cell office:value-type="float" office:value="0.67" calcext:value-type="float">
            <text:p>0.67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3.7154150197628" calcext:value-type="float">
            <text:p>23.7154150198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office:value-type="float" office:value="59.0909090909091" calcext:value-type="float">
            <text:p>59.0909090909</text:p>
          </table:table-cell>
          <table:table-cell office:value-type="float" office:value="0.73654772194098" calcext:value-type="float">
            <text:p>0.7365477219</text:p>
          </table:table-cell>
          <table:table-cell office:value-type="float" office:value="0.747821678945275" calcext:value-type="float">
            <text:p>0.7478216789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33]" office:value-type="float" office:value="64.2222222222222" calcext:value-type="float">
            <text:p>64.2222222222</text:p>
          </table:table-cell>
          <table:table-cell table:formula="of:=100*[.P33]" office:value-type="float" office:value="62.3333333333333" calcext:value-type="float">
            <text:p>62.3333333333</text:p>
          </table:table-cell>
          <table:table-cell table:formula="of:=ROUND([.AF33])" office:value-type="float" office:value="64" calcext:value-type="float">
            <text:p>64</text:p>
          </table:table-cell>
          <table:table-cell table:formula="of:=ROUND([.AG33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XGBClassifier</text:p>
          </table:table-cell>
          <table:table-cell office:value-type="string" calcext:value-type="string">
            <text:p><text:s/>Causal1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0.978888888888889" calcext:value-type="float">
            <text:p>0.9788888889</text:p>
          </table:table-cell>
          <table:table-cell office:value-type="float" office:value="0.66" calcext:value-type="float">
            <text:p>0.66</text:p>
          </table:table-cell>
          <table:table-cell office:value-type="float" office:value="0.983333333333333" calcext:value-type="float">
            <text:p>0.9833333333</text:p>
          </table:table-cell>
          <table:table-cell office:value-type="float" office:value="0.63" calcext:value-type="float">
            <text:p>0.63</text:p>
          </table:table-cell>
          <table:table-cell office:value-type="float" office:value="0.925555555555555" calcext:value-type="float">
            <text:p>0.9255555556</text:p>
          </table:table-cell>
          <table:table-cell office:value-type="float" office:value="0.9" calcext:value-type="float">
            <text:p>0.9</text:p>
          </table:table-cell>
          <table:table-cell office:value-type="float" office:value="0.934444444444444" calcext:value-type="float">
            <text:p>0.9344444444</text:p>
          </table:table-cell>
          <table:table-cell office:value-type="float" office:value="0.95" calcext:value-type="float">
            <text:p>0.9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.3333333333333" calcext:value-type="float">
            <text:p>97.3333333333</text:p>
          </table:table-cell>
          <table:table-cell office:value-type="float" office:value="0.635856278552908" calcext:value-type="float">
            <text:p>0.6358562786</text:p>
          </table:table-cell>
          <table:table-cell office:value-type="float" office:value="0.676720034023405" calcext:value-type="float">
            <text:p>0.676720034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34]" office:value-type="float" office:value="92.5555555555556" calcext:value-type="float">
            <text:p>92.5555555556</text:p>
          </table:table-cell>
          <table:table-cell table:formula="of:=100*[.P34]" office:value-type="float" office:value="93.4444444444445" calcext:value-type="float">
            <text:p>93.4444444444</text:p>
          </table:table-cell>
          <table:table-cell table:formula="of:=ROUND([.AF34])" office:value-type="float" office:value="93" calcext:value-type="float">
            <text:p>93</text:p>
          </table:table-cell>
          <table:table-cell table:formula="of:=ROUND([.AG34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LinearSVC</text:p>
          </table:table-cell>
          <table:table-cell office:value-type="string" calcext:value-type="string">
            <text:p><text:s/>ActionableRecourse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0.695555555555556" calcext:value-type="float">
            <text:p>0.695555555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557777777777778" calcext:value-type="float">
            <text:p>0.557777777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0.238095238095237" calcext:value-type="float">
            <text:p>0.2380952381</text:p>
          </table:table-cell>
          <table:table-cell office:value-type="float" office:value="0.632547228052846" calcext:value-type="float">
            <text:p>0.6325472281</text:p>
          </table:table-cell>
          <table:table-cell office:value-type="float" office:value="0.686671468356862" calcext:value-type="float">
            <text:p>0.6866714684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35]" office:value-type="float" office:value="70" calcext:value-type="float">
            <text:p>70</text:p>
          </table:table-cell>
          <table:table-cell table:formula="of:=100*[.P35]" office:value-type="float" office:value="55.7777777777778" calcext:value-type="float">
            <text:p>55.7777777778</text:p>
          </table:table-cell>
          <table:table-cell table:formula="of:=ROUND([.AF35])" office:value-type="float" office:value="70" calcext:value-type="float">
            <text:p>70</text:p>
          </table:table-cell>
          <table:table-cell table:formula="of:=ROUND([.AG35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LinearSVC</text:p>
          </table:table-cell>
          <table:table-cell office:value-type="string" calcext:value-type="string">
            <text:p><text:s/>Counterfactuals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0.695555555555556" calcext:value-type="float">
            <text:p>0.695555555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557777777777778" calcext:value-type="float">
            <text:p>0.557777777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2547228052846" calcext:value-type="float">
            <text:p>0.6325472281</text:p>
          </table:table-cell>
          <table:table-cell office:value-type="float" office:value="0.686671468356862" calcext:value-type="float">
            <text:p>0.6866714684</text:p>
          </table:table-cell>
          <table:table-cell office:value-type="string" calcext:value-type="string">
            <text:p><text:s/>COM</text:p>
          </table:table-cell>
          <table:table-cell table:number-columns-repeated="5"/>
          <table:table-cell table:formula="of:=100*[.N36]" office:value-type="float" office:value="70" calcext:value-type="float">
            <text:p>70</text:p>
          </table:table-cell>
          <table:table-cell table:formula="of:=100*[.P36]" office:value-type="float" office:value="55.7777777777778" calcext:value-type="float">
            <text:p>55.7777777778</text:p>
          </table:table-cell>
          <table:table-cell table:formula="of:=ROUND([.AF36])" office:value-type="float" office:value="70" calcext:value-type="float">
            <text:p>70</text:p>
          </table:table-cell>
          <table:table-cell table:formula="of:=ROUND([.AG36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ActionableRecourse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0.76" calcext:value-type="float">
            <text:p>0.76</text:p>
          </table:table-cell>
          <table:table-cell office:value-type="float" office:value="0.718888888888889" calcext:value-type="float">
            <text:p>0.71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698888888888889" calcext:value-type="float">
            <text:p>0.69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703333333333333" calcext:value-type="float">
            <text:p>0.703333333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nan</text:p>
          </table:table-cell>
          <table:table-cell office:value-type="float" office:value="0.676490924805532" calcext:value-type="float">
            <text:p>0.6764909248</text:p>
          </table:table-cell>
          <table:table-cell office:value-type="float" office:value="0.692128520667846" calcext:value-type="float">
            <text:p>0.6921285207</text:p>
          </table:table-cell>
          <table:table-cell office:value-type="string" calcext:value-type="string">
            <text:p><text:s/>COMARCH: [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 table:number-columns-repeated="3"/>
          <table:table-cell table:formula="of:=100*[.N37]" office:value-type="float" office:value="69.8888888888889" calcext:value-type="float">
            <text:p>69.8888888889</text:p>
          </table:table-cell>
          <table:table-cell table:formula="of:=100*[.P37]" office:value-type="float" office:value="70.3333333333333" calcext:value-type="float">
            <text:p>70.3333333333</text:p>
          </table:table-cell>
          <table:table-cell table:formula="of:=ROUND([.AF37])" office:value-type="float" office:value="70" calcext:value-type="float">
            <text:p>70</text:p>
          </table:table-cell>
          <table:table-cell table:formula="of:=ROUND([.AG37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Counterfactuals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0.76" calcext:value-type="float">
            <text:p>0.76</text:p>
          </table:table-cell>
          <table:table-cell office:value-type="float" office:value="0.718888888888889" calcext:value-type="float">
            <text:p>0.71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698888888888889" calcext:value-type="float">
            <text:p>0.69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703333333333333" calcext:value-type="float">
            <text:p>0.703333333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nan</text:p>
          </table:table-cell>
          <table:table-cell office:value-type="float" office:value="0.676490924805532" calcext:value-type="float">
            <text:p>0.6764909248</text:p>
          </table:table-cell>
          <table:table-cell office:value-type="float" office:value="0.692128520667846" calcext:value-type="float">
            <text:p>0.6921285207</text:p>
          </table:table-cell>
          <table:table-cell office:value-type="string" calcext:value-type="string">
            <text:p><text:s/>COMARCH: [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 table:number-columns-repeated="3"/>
          <table:table-cell table:formula="of:=100*[.N38]" office:value-type="float" office:value="69.8888888888889" calcext:value-type="float">
            <text:p>69.8888888889</text:p>
          </table:table-cell>
          <table:table-cell table:formula="of:=100*[.P38]" office:value-type="float" office:value="70.3333333333333" calcext:value-type="float">
            <text:p>70.3333333333</text:p>
          </table:table-cell>
          <table:table-cell table:formula="of:=ROUND([.AF38])" office:value-type="float" office:value="70" calcext:value-type="float">
            <text:p>70</text:p>
          </table:table-cell>
          <table:table-cell table:formula="of:=ROUND([.AG38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Causal1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0.75" calcext:value-type="float">
            <text:p>0.75</text:p>
          </table:table-cell>
          <table:table-cell office:value-type="float" office:value="0.698888888888889" calcext:value-type="float">
            <text:p>0.69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698888888888889" calcext:value-type="float">
            <text:p>0.69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float" office:value="0.694468452895419" calcext:value-type="float">
            <text:p>0.6944684529</text:p>
          </table:table-cell>
          <table:table-cell office:value-type="float" office:value="0.698893690579084" calcext:value-type="float">
            <text:p>0.6988936906</text:p>
          </table:table-cell>
          <table:table-cell office:value-type="string" calcext:value-type="string">
            <text:p><text:s/>COMARCH: [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 table:number-columns-repeated="3"/>
          <table:table-cell table:formula="of:=100*[.N39]" office:value-type="float" office:value="69.8888888888889" calcext:value-type="float">
            <text:p>69.8888888889</text:p>
          </table:table-cell>
          <table:table-cell table:formula="of:=100*[.P39]" office:value-type="float" office:value="69.4444444444444" calcext:value-type="float">
            <text:p>69.4444444444</text:p>
          </table:table-cell>
          <table:table-cell table:formula="of:=ROUND([.AF39])" office:value-type="float" office:value="70" calcext:value-type="float">
            <text:p>70</text:p>
          </table:table-cell>
          <table:table-cell table:formula="of:=ROUND([.AG39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ActionableRecourse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702222222222222" calcext:value-type="float">
            <text:p>0.70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0.698888888888889" calcext:value-type="float">
            <text:p>0.69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713333333333333" calcext:value-type="float">
            <text:p>0.71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float" office:value="0.657365106803309" calcext:value-type="float">
            <text:p>0.6573651068</text:p>
          </table:table-cell>
          <table:table-cell office:value-type="float" office:value="0.671103702789096" calcext:value-type="float">
            <text:p>0.6711037028</text:p>
          </table:table-cell>
          <table:table-cell office:value-type="string" calcext:value-type="string">
            <text:p><text:s/>COMARCH: [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/>
          <table:table-cell table:formula="of:=100*[.N40]" office:value-type="float" office:value="71.3333333333333" calcext:value-type="float">
            <text:p>71.3333333333</text:p>
          </table:table-cell>
          <table:table-cell table:formula="of:=100*[.P40]" office:value-type="float" office:value="69.4444444444444" calcext:value-type="float">
            <text:p>69.4444444444</text:p>
          </table:table-cell>
          <table:table-cell table:formula="of:=ROUND([.AF40])" office:value-type="float" office:value="71" calcext:value-type="float">
            <text:p>71</text:p>
          </table:table-cell>
          <table:table-cell table:formula="of:=ROUND([.AG40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Counterfactuals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702222222222222" calcext:value-type="float">
            <text:p>0.70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0.698888888888889" calcext:value-type="float">
            <text:p>0.69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713333333333333" calcext:value-type="float">
            <text:p>0.71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0.75" calcext:value-type="float">
            <text:p>0.75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float" office:value="0.657365106803309" calcext:value-type="float">
            <text:p>0.6573651068</text:p>
          </table:table-cell>
          <table:table-cell office:value-type="float" office:value="0.671103702789096" calcext:value-type="float">
            <text:p>0.6711037028</text:p>
          </table:table-cell>
          <table:table-cell office:value-type="string" calcext:value-type="string">
            <text:p><text:s/>COMARCH: [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/>
          <table:table-cell table:formula="of:=100*[.N41]" office:value-type="float" office:value="71.3333333333333" calcext:value-type="float">
            <text:p>71.3333333333</text:p>
          </table:table-cell>
          <table:table-cell table:formula="of:=100*[.P41]" office:value-type="float" office:value="69.4444444444444" calcext:value-type="float">
            <text:p>69.4444444444</text:p>
          </table:table-cell>
          <table:table-cell table:formula="of:=ROUND([.AF41])" office:value-type="float" office:value="71" calcext:value-type="float">
            <text:p>71</text:p>
          </table:table-cell>
          <table:table-cell table:formula="of:=ROUND([.AG41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<text:s/>MLPClassifier</text:p>
          </table:table-cell>
          <table:table-cell office:value-type="string" calcext:value-type="string">
            <text:p><text:s/>Causal1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0.75" calcext:value-type="float">
            <text:p>0.75</text:p>
          </table:table-cell>
          <table:table-cell office:value-type="float" office:value="0.698888888888889" calcext:value-type="float">
            <text:p>0.69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698888888888889" calcext:value-type="float">
            <text:p>0.6988888889</text:p>
          </table:table-cell>
          <table:table-cell office:value-type="float" office:value="0.71" calcext:value-type="float">
            <text:p>0.71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float" office:value="0.694468452895419" calcext:value-type="float">
            <text:p>0.6944684529</text:p>
          </table:table-cell>
          <table:table-cell office:value-type="float" office:value="0.698893690579084" calcext:value-type="float">
            <text:p>0.6988936906</text:p>
          </table:table-cell>
          <table:table-cell office:value-type="string" calcext:value-type="string">
            <text:p><text:s/>COMARCH: [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5]</text:p>
          </table:table-cell>
          <table:table-cell/>
          <table:table-cell table:formula="of:=100*[.N42]" office:value-type="float" office:value="69.8888888888889" calcext:value-type="float">
            <text:p>69.8888888889</text:p>
          </table:table-cell>
          <table:table-cell table:formula="of:=100*[.P42]" office:value-type="float" office:value="69.4444444444444" calcext:value-type="float">
            <text:p>69.4444444444</text:p>
          </table:table-cell>
          <table:table-cell table:formula="of:=ROUND([.AF42])" office:value-type="float" office:value="70" calcext:value-type="float">
            <text:p>70</text:p>
          </table:table-cell>
          <table:table-cell table:formula="of:=ROUND([.AG42])"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4T12:17:03.463318485</dc:date>
    <meta:editing-duration>PT7H21M28S</meta:editing-duration>
    <meta:editing-cycles>1</meta:editing-cycles>
    <meta:document-statistic meta:table-count="1" meta:cell-count="1298" meta:object-count="0"/>
    <meta:generator>LibreOffice/5.1.6.2$Linux_X86_64 LibreOffice_project/10m0$Build-2</meta:generator>
  </office:meta>
</office:document-meta>
</file>